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IteratorAdapter.EventIteratorAdapter( Range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teratorAdapter.EventIteratorAdapter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teratorAdapter.EventIteratorAdapte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IteratorAdapter.nex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